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492in" svg:height="4.865in" svg:x="0.2476in" svg:y="1.8906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zzo</text:p>
          </table:table-cell>
          <table:table-cell office:value-type="string" calcext:value-type="string">
            <text:p>Velocità [m/s]</text:p>
          </table:table-cell>
        </table:table-row>
        <table:table-row table:style-name="ro1">
          <table:table-cell office:value-type="string" calcext:value-type="string">
            <text:p>Aria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Acqua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Calcestruzzo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string" calcext:value-type="string">
            <text:p>Ghiaccio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Vetro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office:value-type="string" calcext:value-type="string">
            <text:p>Acciaio</text:p>
          </table:table-cell>
          <table:table-cell office:value-type="float" office:value="5900" calcext:value-type="float">
            <text:p>5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3T17:07:20.350429475</meta:creation-date>
    <dc:date>2025-10-23T18:46:12.707745353</dc:date>
    <meta:editing-duration>PT1H27M39S</meta:editing-duration>
    <meta:editing-cycles>2</meta:editing-cycles>
    <meta:generator>LibreOffice/25.8.2.2$Linux_X86_64 LibreOffice_project/580$Build-2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1.97cm" svg:height="12.358cm" xlink:href=".." xlink:type="simple" chart:class="chart:bar" chart:style-name="ch1">
        <chart:title svg:x="8.051cm" svg:y="0.383cm" chart:style-name="ch2">
          <text:p>Velocità del suono nei mezzi</text:p>
        </chart:title>
        <chart:plot-area chart:style-name="ch3" svg:x="0.439cm" svg:y="1.409cm" svg:width="21.092cm" svg:height="9.721cm">
          <chart:coordinate-region svg:x="2.678cm" svg:y="1.409cm" svg:width="18.469cm" svg:height="9.074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title svg:x="9.975cm" svg:y="11.377cm" chart:style-name="ch2">
              <text:p><text:span text:style-name="T1">Velocità [m/s]</text:span></text:p>
            </chart:title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à [m/s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ia</text:p>
                <draw:g>
                  <svg:desc>Sheet1.A2:Sheet1.A7</svg:desc>
                </draw:g>
              </table:table-cell>
              <table:table-cell office:value-type="float" office:value="343">
                <text:p>343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Acqua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Calcestruzzo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Ghiaccio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Vetro</text:p>
              </table:table-cell>
              <table:table-cell office:value-type="float" office:value="5770">
                <text:p>5770</text:p>
              </table:table-cell>
            </table:table-row>
            <table:table-row>
              <table:table-cell office:value-type="string">
                <text:p>Acciaio</text:p>
              </table:table-cell>
              <table:table-cell office:value-type="float" office:value="5900">
                <text:p>5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